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 style:writing-mode="lr-tb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 style:writing-mode="lr-tb"/>
      <style:text-properties officeooo:paragraph-rsid="0020707e"/>
    </style:style>
    <style:style style:name="T1" style:family="text">
      <style:text-properties fo:language="en" fo:country="none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rostasis Resurrection – Part X</text:p>
      <text:p text:style-name="P1">In the Catacombs of Qatar</text:p>
      <text:p text:style-name="P3"><text:span text:style-name="T2"><text:tab/>A servant walks in a corridor of the under dome of Qatar region. He addressed the awaiting prince: “The </text:span><text:bookmark text:name="result_box"/><text:span text:style-name="T1">Sheikh</text:span><text:span text:style-name="T2"> will see you now, Prince Mustapha phyl the royal chamber.”</text:span></text:p>
      <text:p text:style-name="P2"><text:tab/>“Thank you, Omar, lead the way.” The servant took the young prince into the throne room.</text:p>
      <text:p text:style-name="P3"><text:span text:style-name="T2"><text:tab/>“</text:span><text:bookmark text:name="result_box1"/><text:span text:style-name="T1">Sheikh</text:span><text:span text:style-name="T2"> Azim Abdul Kaz, Prince Mustapha Abdul Kaz.”</text:span></text:p>
      <text:p text:style-name="P2"><text:tab/>“Thank you, Omar, that'll be all, thank you.”</text:p>
      <text:p text:style-name="P2"><text:tab/>“Did you ask for me, father?”</text:p>
      <text:p text:style-name="P2"><text:tab/>“You know very well I sent for you, I wouldn't exocytosed Omar just for fun.”</text:p>
      <text:p text:style-name="P2"><text:tab/>“No, I guess not. What is it then?”</text:p>
      <text:p text:style-name="P2"><text:tab/>“I've arranged for you a position in earth's military.”</text:p>
      <text:p text:style-name="P2"><text:tab/>“Who do I need to assassinate?”</text:p>
      <text:p text:style-name="P2"><text:tab/>“No one at the moment.”</text:p>
      <text:p text:style-name="P2"><text:tab/>“What's my mission?”</text:p>
      <text:p text:style-name="P2"><text:tab/>“You are to infiltrate as Bravo Leader of the 432 division of the cross of the fading suns, confederate standard issue commando units.”</text:p>
      <text:p text:style-name="P2"><text:tab/>“Who do I kill?”</text:p>
      <text:p text:style-name="P2"><text:tab/>“No one, your mission is to observe the rest of the soldiers but especially those of Commodore Kane Mason and Corporal Jacques Phillipes.”</text:p>
      <text:p text:style-name="P2"><text:tab/>“Whom do I kill?”</text:p>
      <text:p text:style-name="P2"><text:tab/>“None, what's with you today, son?”</text:p>
      <text:p text:style-name="P2"><text:tab/>“I don't know father, but it feels like 12 years of assassination school goes down the drain if I'm being wasted on a reconnaissance mission like that.”</text:p>
      <text:p text:style-name="P2"><text:tab/>“Don't give me that, your mission is to evaluate the capabilities of the other nationalities at the same time, then we'll decide if you need to kill anyone out there.”</text:p>
      <text:p text:style-name="P2"><text:tab/>“What about Yasmin and Farooq?”</text:p>
      <text:p text:style-name="P2"><text:tab/>“ Your wife will be endocytosed and your son will be taken care of in the under dome section for younglings inside the catacombs.”</text:p>
      <text:p text:style-name="P2"><text:tab/>“Give me a week to think about it.”</text:p>
      <text:p text:style-name="P2"><text:tab/>“Fine, you have 12 hours before the tram returns from the surface, this is a window of opportunity I do not wish to miss.”</text:p>
      <text:p text:style-name="P2"><text:tab/>“Be well father, Inshala.”</text:p>
      <text:p text:style-name="P2"><text:tab/>“Don't fail me son, Inshala.”</text:p>
      <text:p text:style-name="P2"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imes New Roman1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1" fo:font-size="12pt" style:font-name-asian="MS Mincho" style:font-size-asian="14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oZooL Obliterator</meta:initial-creator>
    <meta:creation-date>2008-12-24T23:16:25.56</meta:creation-date>
    <dc:date>2013-10-30T23:55:16.836326582</dc:date>
    <meta:editing-duration>PT34M59S</meta:editing-duration>
    <meta:editing-cycles>5</meta:editing-cycles>
    <meta:generator>LibreOffice/4.1.2.3$Linux_X86_64 LibreOffice_project/410$Build-3</meta:generator>
    <dc:creator>OoZooL </dc:creator>
    <meta:document-statistic meta:table-count="0" meta:image-count="0" meta:object-count="0" meta:page-count="1" meta:paragraph-count="27" meta:word-count="310" meta:character-count="1738" meta:non-whitespace-character-count="1428"/>
    <meta:user-defined meta:name="Info 1"/>
    <meta:user-defined meta:name="Info 2"/>
    <meta:user-defined meta:name="Info 3"/>
    <meta:user-defined meta:name="Info 4"/>
  </office:meta>
</office:document-meta>
</file>